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Triangle_20_unfilled" draw:marker-end-width="0.5cm" draw:fill="none" draw:textarea-vertical-align="middle"/>
    </style:style>
    <style:style style:name="gr6" style:family="graphic" style:parent-style-name="objectwithoutfill">
      <style:graphic-properties draw:stroke="dash" draw:stroke-dash="_32__20_Dots_20_1_20_Dash" svg:stroke-color="#9900ff" draw:marker-start="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_32__20_Dots_20_1_20_Dash" svg:stroke-color="#9900ff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draw:fill="none" draw:fill-color="#729fc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style:text-autospace="none"/>
    </style:style>
    <style:style style:name="P4" style:family="paragraph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fo:color="#000000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4" style:family="text">
      <style:text-properties fo:color="#005032" style:font-name="Monospace1" fo:font-size="10pt" style:font-name-asian="Monospace1" style:font-size-asian="10pt" style:font-name-complex="Monospace1" style:font-size-complex="10pt"/>
    </style:style>
    <style:style style:name="T5" style:family="text">
      <style:text-properties fo:color="#000000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6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T7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8" style:family="text">
      <style:text-properties fo:color="#00503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9" style:family="text">
      <style:text-properties fo:color="#2a00ff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0" style:family="text">
      <style:text-properties fo:color="#0000c0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11" style:family="text">
      <style:text-properties fo:color="#6428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3f7f5f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4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4" draw:id="id4" draw:layer="layout" svg:width="4.3cm" svg:height="3.6cm" svg:x="1.3cm" svg:y="0.8cm">
          <text:p text:style-name="P1">I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3cm" svg:height="3.2cm" svg:x="1.3cm" svg:y="5.8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3cm" svg:height="3.6cm" svg:x="16cm" svg:y="1cm">
          <text:p text:style-name="P1">IBuildFeatu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2cm" svg:x="16.5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2cm" svg:x="16.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2cm" svg:height="2cm" svg:x="16.1cm" svg:y="6.3cm">
          <text:p text:style-name="P1">BuildFeatur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2cm" svg:y1="6.3cm" svg:x2="18.15cm" svg:y2="4.6cm" draw:start-shape="id1" draw:start-glue-point="0" draw:end-shape="id2" draw:end-glue-point="2" svg:d="M18200 6300l-50-1700" svg:viewBox="0 0 51 1701">
          <text:p/>
        </draw:connector>
        <draw:connector draw:style-name="gr5" draw:text-style-name="P1" draw:layer="layout" draw:type="line" svg:x1="3.45cm" svg:y1="5.8cm" svg:x2="3.45cm" svg:y2="4.4cm" draw:start-shape="id3" draw:start-glue-point="0" draw:end-shape="id4" draw:end-glue-point="2" svg:d="M3450 5800v-1400" svg:viewBox="0 0 1 1401">
          <text:p/>
        </draw:connector>
        <draw:custom-shape draw:style-name="gr2" draw:text-style-name="P1" xml:id="id5" draw:id="id5" draw:layer="layout" svg:width="6.3cm" svg:height="2.6cm" svg:x="7.5cm" svg:y="10.6cm">
          <text:p text:style-name="P1">BuildFeatureList</text:p>
          <text:p text:style-name="P1"><text:span text:style-name="T1">Singlet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3.45cm" svg:y1="9cm" svg:x2="7.5cm" svg:y2="11.9cm" draw:start-shape="id3" draw:start-glue-point="2" draw:end-shape="id5" draw:end-glue-point="3" svg:d="M3450 9000c0 1934 1350 2900 4050 2900" svg:viewBox="0 0 4051 2901">
          <text:p/>
        </draw:connector>
        <draw:connector draw:style-name="gr7" draw:text-style-name="P1" draw:layer="layout" draw:type="curve" svg:x1="10.65cm" svg:y1="10.6cm" svg:x2="16.1cm" svg:y2="7.3cm" draw:start-shape="id5" draw:start-glue-point="0" draw:end-shape="id1" draw:end-glue-point="3" svg:d="M10650 10600c0-2200 1816-3300 5450-3300" svg:viewBox="0 0 5451 330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22.2cm" svg:height="19.4cm" svg:x="5.5cm" svg:y="1.6cm" presentation:class="outline" presentation:user-transformed="true">
          <draw:text-box>
            <text:p text:style-name="P3"><text:span text:style-name="T2">std::</text:span><text:span text:style-name="T3">shared_ptr</text:span><text:span text:style-name="T2">&lt;</text:span><text:span text:style-name="T4">IAppSettings</text:span><text:span text:style-name="T2">&gt; appSettings( </text:span><text:span text:style-name="T4">IAppSettingsFactory</text:span><text:span text:style-name="T2">::</text:span><text:span text:style-name="T5">getInterface</text:span><text:span text:style-name="T2">() ) ;</text:span></text:p>
            <text:p text:style-name="P3"><text:span text:style-name="T2">std::cerr &lt;&lt; </text:span><text:span text:style-name="T6">"Starting AxisArtProcess application" </text:span><text:span text:style-name="T2">&lt;&lt; </text:span><text:span text:style-name="T3">std::endl</text:span><text:span text:style-name="T2">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// Define expected options and process the command line</text:span></text:p>
            <text:p text:style-name="P3"><text:span text:style-name="T2">std::</text:span><text:span text:style-name="T3">shared_ptr</text:span><text:span text:style-name="T2">&lt;</text:span><text:span text:style-name="T4">IAppOptions</text:span><text:span text:style-name="T2">&gt; opts(</text:span><text:span text:style-name="T4">IAppOptions</text:span><text:span text:style-name="T2">::</text:span><text:span text:style-name="T3">createInstance</text:span><text:span text:style-name="T2">(argc, argv,</text:span></text:p>
            <text:p text:style-name="P3"><text:span text:style-name="T6"><text:s text:c="2"/></text:span><text:span text:style-name="T6">"Advanced Radio Tester"</text:span><text:span text:style-name="T2">,</text:span></text:p>
            <text:p text:style-name="P3"><text:span text:style-name="T2"><text:s text:c="2"/></text:span><text:span text:style-name="T2">std::</text:span><text:span text:style-name="T8">vector</text:span><text:span text:style-name="T2">&lt;std::</text:span><text:span text:style-name="T3">shared_ptr</text:span><text:span text:style-name="T2">&lt;</text:span><text:span text:style-name="T4">IAppOptionSpec</text:span><text:span text:style-name="T2">&gt; &gt;{</text:span></text:p>
            <text:p text:style-name="P3"><text:span text:style-name="T4"><text:s text:c="4"/></text:span><text:span text:style-name="T4">IAppOptionSpec</text:span><text:span text:style-name="T2">::</text:span><text:span text:style-name="T5">factory</text:span><text:span text:style-name="T2">(</text:span><text:span text:style-name="T6">"</text:span><text:span text:style-name="T9">ethbb</text:span><text:span text:style-name="T6">"</text:span><text:span text:style-name="T2">, <text:s/></text:span><text:span text:style-name="T4">DataVariant</text:span><text:span text:style-name="T2">::</text:span><text:span text:style-name="T10">String</text:span><text:span text:style-name="T2">, </text:span><text:span text:style-name="T6">"Ethernet interface name (over </text:span><text:span text:style-name="T9">baseband</text:span><text:span text:style-name="T6">)"</text:span><text:span text:style-name="T2">, </text:span><text:span text:style-name="T6">"eth_bb"</text:span><text:span text:style-name="T2">, </text:span><text:span text:style-name="T6">"ETHBB"</text:span><text:span text:style-name="T2">),</text:span></text:p>
            <text:p text:style-name="P3"><text:span text:style-name="T4"><text:s text:c="4"/></text:span><text:span text:style-name="T4">IAppOptionSpec</text:span><text:span text:style-name="T2">::</text:span><text:span text:style-name="T5">factory</text:span><text:span text:style-name="T2">(</text:span><text:span text:style-name="T6">"</text:span><text:span text:style-name="T9">ethcdi</text:span><text:span text:style-name="T6">"</text:span><text:span text:style-name="T2">, </text:span><text:span text:style-name="T4">DataVariant</text:span><text:span text:style-name="T2">::</text:span><text:span text:style-name="T10">String</text:span><text:span text:style-name="T2">, </text:span><text:span text:style-name="T6">"Ethernet interface name (control and debug)"</text:span><text:span text:style-name="T2">, </text:span><text:span text:style-name="T6">"eth_cdi"</text:span><text:span text:style-name="T2">, </text:span><text:span text:style-name="T6">"ETHCDI"</text:span><text:span text:style-name="T2">),</text:span></text:p>
            <text:p text:style-name="P3"><text:span text:style-name="T2"><text:s text:c="2"/></text:span><text:span text:style-name="T2">}</text:span></text:p>
            <text:p text:style-name="P3"><text:span text:style-name="T2">)) ;</text:span></text:p>
            <text:p text:style-name="P3"><text:span text:style-name="T2"/></text:p>
            <text:p text:style-name="P3"><text:span text:style-name="T2"/></text:p>
            <text:p text:style-name="P3"><text:span text:style-name="T11"/></text:p>
            <text:p text:style-name="P3"><text:span text:style-name="T11">sleep</text:span><text:span text:style-name="T2">(1);</text:span></text:p>
            <text:p text:style-name="P3"><text:span text:style-name="T2"/></text:p>
            <text:p text:style-name="P3"><text:span text:style-name="T2"/></text:p>
            <text:p text:style-name="P3"><text:span text:style-name="T7"/></text:p>
            <text:p text:style-name="P3"><text:span text:style-name="T7"/></text:p>
            <text:p text:style-name="P3"><text:span text:style-name="T7">// Create radio</text:span></text:p>
            <text:p text:style-name="P3"><text:span text:style-name="T2">std::</text:span><text:span text:style-name="T3">shared_ptr</text:span><text:span text:style-name="T2">&lt;</text:span><text:span text:style-name="T4">IAppControl</text:span><text:span text:style-name="T2">&gt; radioControl( </text:span><text:span text:style-name="T4">IAppControlFactory</text:span><text:span text:style-name="T2">::</text:span><text:span text:style-name="T5">getInterface</text:span><text:span text:style-name="T2">() );</text:span></text:p>
            <text:p text:style-name="P3"><text:span text:style-name="T12"/></text:p>
            <text:p text:style-name="P3"><text:span text:style-name="T7"/></text:p>
            <text:p text:style-name="P3"><text:span text:style-name="T7">// start up radio</text:span></text:p>
            <text:p text:style-name="P3"><text:span text:style-name="T2">radioControl-&gt;</text:span><text:span text:style-name="T3">start</text:span><text:span text:style-name="T2">();</text:span></text:p>
            <text:p text:style-name="P3"><text:span text:style-name="T12"/></text:p>
            <text:p text:style-name="P3"><text:span text:style-name="T12"/></text:p>
            <text:p text:style-name="P3"><text:span text:style-name="T7"/></text:p>
            <text:p text:style-name="P3"><text:span text:style-name="T7">// call the post </text:span><text:span text:style-name="T13">init</text:span><text:span text:style-name="T7"> object</text:span></text:p>
            <text:p text:style-name="P3"><text:span text:style-name="T2">std::</text:span><text:span text:style-name="T3">shared_ptr</text:span><text:span text:style-name="T2">&lt;</text:span><text:span text:style-name="T4">IRadioPostInit</text:span><text:span text:style-name="T2">&gt; radioPostInit(</text:span><text:span text:style-name="T4">IRadioPostInit</text:span><text:span text:style-name="T2">::</text:span><text:span text:style-name="T5">getInterface</text:span><text:span text:style-name="T2">());</text:span></text:p>
            <text:p text:style-name="P3"><text:span text:style-name="T12"/></text:p>
            <text:p text:style-name="P3"><text:span text:style-name="T4"/></text:p>
            <text:p text:style-name="P3"><text:span text:style-name="T4">ReturnType</text:span><text:span text:style-name="T2">::State state = (*radioPostInit)();</text:span></text:p>
            <text:p text:style-name="P3"><text:span text:style-name="T14">if</text:span><text:span text:style-name="T2"> (state == </text:span><text:span text:style-name="T4">ReturnType</text:span><text:span text:style-name="T2">::</text:span><text:span text:style-name="T10">RT_OK</text:span><text:span text:style-name="T2">) </text:span><text:span text:style-name="T12">{</text:span></text:p>
            <text:p text:style-name="P3"><text:span text:style-name="T2"><text:s text:c="4"/></text:span><text:span text:style-name="T2"><text:tab/></text:span><text:span text:style-name="T2">T</text:span><text:span text:style-name="T14">ry </text:span><text:span text:style-name="T12">{ radioControl-&gt;</text:span><text:span text:style-name="T3">run</text:span><text:span text:style-name="T12">(); }</text:span></text:p>
            <text:p text:style-name="P3"><text:span text:style-name="T2"><text:s text:c="4"/></text:span><text:span text:style-name="T2"><text:tab/></text:span><text:span text:style-name="T14">Catch</text:span><text:span text:style-name="T2">(...) </text:span><text:span text:style-name="T12">{ }</text:span></text:p>
            <text:p text:style-name="P3"><text:span text:style-name="T2">}</text:span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>return</text:span><text:span text:style-name="T2"> 0;</text:span></text:p>
          </draw:text-box>
        </draw:frame>
        <draw:custom-shape draw:style-name="gr1" draw:text-style-name="P1" draw:layer="layout" svg:width="5.1cm" svg:height="0.8cm" svg:x="0.3cm" svg:y="0.6cm">
          <text:p text:style-name="P1">app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1cm" svg:y="3.401cm">
          <text:p text:style-name="P1">appPre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4cm" svg:y="8.904cm">
          <text:p text:style-name="P1">appPreWa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5cm" svg:y="10.805cm">
          <text:p text:style-name="P1">appPr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1.8cm" svg:x="5.4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4.599cm" svg:x="5.401cm" svg:y="4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0.9cm" svg:x="5.40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2.799cm" svg:x="5.403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1.4cm" svg:x="5.404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5cm" svg:y="14.605cm">
          <text:p text:style-name="P1">appPost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7cm" svg:y="19.307cm">
          <text:p text:style-name="P1">app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cm" svg:height="0.8cm" svg:x="0.306cm" svg:y="16.606cm">
          <text:p text:style-name="P1">appPre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2.3cm" svg:height="2.399cm" svg:x="5.405cm" svg:y="1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07:54:27.427786827</meta:creation-date>
    <meta:generator>LibreOffice/4.2.8.2$Linux_X86_64 LibreOffice_project/420m0$Build-2</meta:generator>
    <dc:date>2016-10-18T09:36:33.678765104</dc:date>
    <meta:editing-duration>PT9H10M38S</meta:editing-duration>
    <meta:editing-cycles>6</meta:editing-cycles>
    <meta:document-statistic meta:object-count="50"/>
  </office:meta>
</office:document-meta>
</file>